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1b7ac" officeooo:paragraph-rsid="0011b7ac"/>
    </style:style>
    <style:style style:name="T1" style:family="text">
      <style:text-properties officeooo:rsid="0010bcff"/>
    </style:style>
    <style:style style:name="T2" style:family="text">
      <style:text-properties officeooo:rsid="0011b7ac"/>
    </style:style>
    <style:style style:name="T3" style:family="text">
      <style:text-properties officeooo:rsid="001313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0<text:span text:style-name="T3">4 </text:span>– <text:span text:style-name="T3">Laws, Regulations, and Compliance</text:span></text:p>
      <text:p text:style-name="Standard"/>
      <text:p text:style-name="Standard">Objective: Answer each question.</text:p>
      <text:p text:style-name="Standard"/>
      <text:p text:style-name="P1">Questions</text:p>
      <text:p text:style-name="Standard"/>
      <text:p text:style-name="Standard">1. <text:span text:style-name="T2">What are the two primary mechanisms that an organization may use to share information outside the European Union under the terms of GDPR?</text:span></text:p>
      <text:p text:style-name="P2"/>
      <text:p text:style-name="P2">2. What are some common questions that organizations should ask when considering outsourcing information storage, processing, or transmission?</text:p>
      <text:p text:style-name="P2"/>
      <text:p text:style-name="P2">3. What are some common steps that employers can take to notify employees of system monitoring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7:08:59.319485225</meta:creation-date>
    <dc:date>2026-02-09T23:46:39.584189933</dc:date>
    <meta:editing-duration>PT5M17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69" meta:character-count="460" meta:non-whitespace-character-count="396"/>
  </office:meta>
</office:document-meta>
</file>